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047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69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538cm"/>
    </style:style>
    <style:style style:name="co10" style:family="table-column">
      <style:table-column-properties fo:break-before="auto" style:column-width="0.661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1.129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252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ta1" style:family="table" style:master-page-name="PageStyle_5f_Wykres_20_Gantta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5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5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 style:data-style-name="N15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5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 style:data-style-name="N153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 style:data-style-name="N15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51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3" style:family="table-cell" style:parent-style-name="Default" style:data-style-name="N151">
      <style:table-cell-properties fo:border-bottom="0.74pt solid #cccccc" fo:background-color="#cccccc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51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5" style:family="table-cell" style:parent-style-name="Default" style:data-style-name="N151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1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1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51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51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0" style:family="table-cell" style:parent-style-name="Default" style:data-style-name="N151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51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6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51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8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fo:border-bottom="0.74pt solid #cccccc" fo:background-color="#cccccc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0">
      <style:table-cell-properties fo:border-bottom="0.74pt solid #b7b7b7" fo:background-color="#dbf1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1" style:family="table-cell" style:parent-style-name="Default" style:data-style-name="N10">
      <style:table-cell-properties fo:border-bottom="0.74pt solid #b7b7b7" fo:background-color="#e5f5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2" style:family="table-cell" style:parent-style-name="Default" style:data-style-name="N10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">
      <style:table-cell-properties fo:border-bottom="0.74pt soli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0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0">
      <style:table-cell-properties fo:border-bottom="0.06pt solid #b7b7b7" style:diagonal-bl-tr="none" style:diagonal-tl-br="none" fo:border-left="0.74pt solid #b7b7b7" fo:border-right="0.06pt solid #b7b7b7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">
      <style:table-cell-properties fo:border-bottom="0.06pt solid #b7b7b7" style:diagonal-bl-tr="none" style:diagonal-tl-br="none" fo:border-left="0.74pt solid #b7b7b7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52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52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52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52">
      <style:table-cell-properties fo:border-bottom="0.06pt solid #b7b7b7" style:diagonal-bl-tr="none" style:diagonal-tl-br="none" fo:border-left="0.06pt solid #b7b7b7" fo:border-right="0.06pt solid #b7b7b7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52">
      <style:table-cell-properties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4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3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3">
      <style:table-cell-properties fo:border-bottom="0.06pt solid #b7b7b7" style:diagonal-bl-tr="none" style:diagonal-tl-br="none" fo:border-left="0.06pt solid #b7b7b7" fo:border-right="0.06pt solid #b7b7b7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06pt solid #b7b7b7" style:diagonal-bl-tr="none" style:diagonal-tl-br="none" fo:border-left="0.06pt solid #b7b7b7" fo:border-right="0.06pt solid #b7b7b7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ackground-color="#ddebf7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9" style:family="table-cell" style:parent-style-name="Default" style:data-style-name="N151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0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8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order-bottom="0.06pt solid #b7b7b7" fo:background-color="#ededed" style:diagonal-bl-tr="none" style:diagonal-tl-br="none" fo:border-left="0.06pt solid #b7b7b7" fo:border-right="0.06pt solid #b7b7b7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ackground-color="#ededed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12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115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8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06pt solid #b7b7b7" fo:background-color="#fce4d6" style:diagonal-bl-tr="none" style:diagonal-tl-br="none" fo:border-left="0.06pt solid #b7b7b7" fo:border-right="0.06pt solid #b7b7b7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ce4d6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6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ykres Gant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0" table:default-cell-style-name="Default"/>
        <table:table-column table:style-name="co9" table:default-cell-style-name="Default"/>
        <table:table-column table:style-name="co8" table:number-columns-repeated="19" table:default-cell-style-name="Default"/>
        <table:table-column table:style-name="co10" table:default-cell-style-name="Default"/>
        <table:table-column table:style-name="co7" table:number-columns-repeated="16315"/>
        <table:table-row table:style-name="ro1">
          <table:table-cell table:style-name="ce1"/>
          <table:table-cell table:style-name="ce7"/>
          <table:table-cell table:style-name="ce26" table:number-columns-repeated="3"/>
          <table:table-cell table:style-name="ce1" table:number-columns-repeated="2"/>
          <table:table-cell table:style-name="ce26"/>
          <table:table-cell table:style-name="ce65"/>
          <table:table-cell table:style-name="ce76"/>
          <table:table-cell table:style-name="ce83"/>
          <table:table-cell table:style-name="ce89"/>
          <table:table-cell table:style-name="ce83" table:number-columns-repeated="2"/>
          <table:table-cell table:style-name="ce1" table:number-columns-repeated="15"/>
          <table:table-cell table:style-name="ce111" table:number-columns-repeated="9"/>
          <table:table-cell table:style-name="ce1" table:number-columns-repeated="31"/>
          <table:table-cell table:style-name="Default" table:number-columns-repeated="16315"/>
        </table:table-row>
        <table:table-row table:style-name="ro1">
          <table:table-cell table:style-name="ce1"/>
          <table:table-cell table:style-name="ce8" office:value-type="string" calcext:value-type="string" table:number-columns-spanned="6" table:number-rows-spanned="1">
            <text:p>SZABLON DIAGRAMU GANTTA</text:p>
          </table:table-cell>
          <table:covered-table-cell table:number-columns-repeated="5" table:style-name="ce27"/>
          <table:table-cell table:style-name="ce55"/>
          <table:table-cell table:style-name="ce66" office:value-type="string" calcext:value-type="string" table:number-columns-spanned="6" table:number-rows-spanned="1">
            <text:p>Wskazówka </text:p>
            <text:p>od Smartsheet ➜</text:p>
          </table:table-cell>
          <table:covered-table-cell table:number-columns-repeated="5" table:style-name="ce27"/>
          <table:table-cell table:style-name="ce97" office:value-type="string" calcext:value-type="string" table:number-columns-spanned="21" table:number-rows-spanned="1">
            <text:p>Graficzna oś czasu diagramu Gantta pozwala wyświetlić szczegóły każdej czynności do wykonania oraz zależności projektowe.</text:p>
          </table:table-cell>
          <table:covered-table-cell table:number-columns-repeated="20" table:style-name="ce27"/>
          <table:table-cell table:style-name="ce114" table:number-columns-repeated="3"/>
          <table:table-cell table:style-name="ce1" table:number-columns-repeated="31"/>
          <table:table-cell table:style-name="Default" table:number-columns-repeated="16315"/>
        </table:table-row>
        <table:table-row table:style-name="ro1">
          <table:table-cell table:style-name="ce1"/>
          <table:table-cell table:style-name="ce9" table:number-columns-repeated="2"/>
          <table:table-cell table:style-name="ce36" table:number-columns-repeated="5"/>
          <table:table-cell table:style-name="ce67" table:number-columns-repeated="4"/>
          <table:table-cell table:style-name="ce90" table:number-columns-repeated="3"/>
          <table:table-cell table:style-name="ce1" table:number-columns-repeated="14"/>
          <table:table-cell table:style-name="ce111" table:number-columns-repeated="9"/>
          <table:table-cell table:style-name="ce1" table:number-columns-repeated="31"/>
          <table:table-cell table:style-name="Default" table:number-columns-repeated="16315"/>
        </table:table-row>
        <table:table-row table:style-name="ro1">
          <table:table-cell table:style-name="ce1"/>
          <table:table-cell table:style-name="ce140" office:value-type="string" calcext:value-type="string" table:number-columns-spanned="2" table:number-rows-spanned="1">
            <text:p>TYTUŁ PROJEKTU</text:p>
          </table:table-cell>
          <table:covered-table-cell table:style-name="ce28"/>
          <table:table-cell table:style-name="ce37" office:value-type="string" calcext:value-type="string" table:number-columns-spanned="4" table:number-rows-spanned="1">
            <text:p>Gra w warcaby</text:p>
          </table:table-cell>
          <table:covered-table-cell table:number-columns-repeated="3" table:style-name="ce28"/>
          <table:table-cell table:style-name="ce56"/>
          <table:table-cell table:style-name="ce140" table:number-columns-spanned="7" table:number-rows-spanned="1"/>
          <table:covered-table-cell table:number-columns-repeated="6" table:style-name="ce28"/>
          <table:table-cell table:style-name="ce98" table:number-columns-spanned="13" table:number-rows-spanned="1"/>
          <table:covered-table-cell table:number-columns-repeated="12" table:style-name="ce28"/>
          <table:table-cell table:style-name="ce107"/>
          <table:table-cell table:style-name="ce111" table:number-columns-repeated="9"/>
          <table:table-cell table:style-name="ce1" table:number-columns-repeated="31"/>
          <table:table-cell table:style-name="Default" table:number-columns-repeated="16315"/>
        </table:table-row>
        <table:table-row table:style-name="ro1">
          <table:table-cell table:style-name="ce1"/>
          <table:table-cell table:style-name="ce140" office:value-type="string" calcext:value-type="string" table:number-columns-spanned="2" table:number-rows-spanned="1">
            <text:p>Członkowie projektu 3G</text:p>
          </table:table-cell>
          <table:covered-table-cell table:style-name="ce28"/>
          <table:table-cell table:style-name="ce38" office:value-type="string" calcext:value-type="string" table:number-columns-spanned="4" table:number-rows-spanned="1">
            <text:p>Igor W., Damian G., Rafał G.,Kuba G.</text:p>
          </table:table-cell>
          <table:covered-table-cell table:number-columns-repeated="3" table:style-name="ce28"/>
          <table:table-cell table:style-name="ce57"/>
          <table:table-cell table:style-name="ce140" table:number-columns-spanned="7" table:number-rows-spanned="1"/>
          <table:covered-table-cell table:number-columns-repeated="6" table:style-name="ce28"/>
          <table:table-cell table:style-name="ce99" table:number-columns-spanned="12" table:number-rows-spanned="1"/>
          <table:covered-table-cell table:number-columns-repeated="11" table:style-name="ce28"/>
          <table:table-cell table:style-name="ce106"/>
          <table:table-cell table:style-name="ce107"/>
          <table:table-cell table:style-name="ce1" table:number-columns-repeated="8"/>
          <table:table-cell table:style-name="ce107"/>
          <table:table-cell table:style-name="ce1" table:number-columns-repeated="31"/>
          <table:table-cell table:style-name="Default" table:number-columns-repeated="16315"/>
        </table:table-row>
        <table:table-row table:style-name="ro1">
          <table:table-cell table:style-name="ce2"/>
          <table:table-cell table:style-name="ce11" table:number-columns-repeated="5"/>
          <table:table-cell table:style-name="ce12" table:number-columns-repeated="2"/>
          <table:table-cell table:style-name="ce11" table:number-columns-repeated="4"/>
          <table:table-cell table:style-name="ce2" table:number-columns-repeated="57"/>
          <table:table-cell table:style-name="Default" table:number-columns-repeated="16315"/>
        </table:table-row>
        <table:table-row table:style-name="ro1">
          <table:table-cell table:style-name="ce2"/>
          <table:table-cell table:style-name="ce12" table:number-columns-repeated="7"/>
          <table:table-cell table:style-name="ce11" table:number-columns-repeated="4"/>
          <table:table-cell table:style-name="ce2" table:number-columns-repeated="57"/>
          <table:table-cell table:style-name="Default" table:number-columns-repeated="16315"/>
        </table:table-row>
        <table:table-row table:style-name="ro2">
          <table:table-cell table:style-name="ce3"/>
          <table:table-cell table:style-name="ce13" office:value-type="string" calcext:value-type="string" table:number-columns-spanned="1" table:number-rows-spanned="3">
            <text:p>STRUKTURA PODZIAŁU PRACY – NUMER</text:p>
          </table:table-cell>
          <table:table-cell table:style-name="ce13" office:value-type="string" calcext:value-type="string" table:number-columns-spanned="1" table:number-rows-spanned="3">
            <text:p>NAZWA ZADANIA</text:p>
          </table:table-cell>
          <table:table-cell table:style-name="ce13" office:value-type="string" calcext:value-type="string" table:number-columns-spanned="1" table:number-rows-spanned="3">
            <text:p>WŁAŚCICIEL ZADANIA</text:p>
          </table:table-cell>
          <table:table-cell table:style-name="ce13" office:value-type="string" calcext:value-type="string" table:number-columns-spanned="1" table:number-rows-spanned="3">
            <text:p>DATA ROZPOCZĘCIA</text:p>
          </table:table-cell>
          <table:table-cell table:style-name="ce13" office:value-type="string" calcext:value-type="string" table:number-columns-spanned="1" table:number-rows-spanned="3">
            <text:p>TERMIN WYKONANIA</text:p>
          </table:table-cell>
          <table:table-cell table:style-name="ce13" office:value-type="string" calcext:value-type="string" table:number-columns-spanned="1" table:number-rows-spanned="3">
            <text:p>CZAS TRWANIA</text:p>
          </table:table-cell>
          <table:table-cell table:style-name="ce13" office:value-type="string" calcext:value-type="string" table:number-columns-spanned="1" table:number-rows-spanned="3">
            <text:p>POSTĘP (%)</text:p>
          </table:table-cell>
          <table:table-cell table:style-name="ce68" office:value-type="string" calcext:value-type="string" table:number-columns-spanned="15" table:number-rows-spanned="1">
            <text:p>ETAP PIERWSZY</text:p>
          </table:table-cell>
          <table:covered-table-cell table:number-columns-repeated="14"/>
          <table:table-cell table:style-name="ce102" office:value-type="string" calcext:value-type="string" table:number-columns-spanned="15" table:number-rows-spanned="1">
            <text:p>ETAP DRUGI</text:p>
          </table:table-cell>
          <table:covered-table-cell table:number-columns-repeated="14"/>
          <table:table-cell table:style-name="ce115" office:value-type="string" calcext:value-type="string" table:number-columns-spanned="15" table:number-rows-spanned="1">
            <text:p>ETAP TRZECI</text:p>
          </table:table-cell>
          <table:covered-table-cell table:number-columns-repeated="14"/>
          <table:table-cell table:style-name="ce123" office:value-type="string" calcext:value-type="string" table:number-columns-spanned="15" table:number-rows-spanned="1">
            <text:p>ETAP CZWARTY</text:p>
          </table:table-cell>
          <table:covered-table-cell table:number-columns-repeated="13"/>
          <table:covered-table-cell table:style-name="ce129"/>
          <table:table-cell table:style-name="ce2"/>
          <table:table-cell table:style-name="Default" table:number-columns-repeated="16315"/>
        </table:table-row>
        <table:table-row table:style-name="ro2">
          <table:table-cell table:style-name="ce4"/>
          <table:covered-table-cell table:number-columns-repeated="7" table:style-name="ce144"/>
          <table:table-cell table:style-name="ce69" office:value-type="string" calcext:value-type="string" table:number-columns-spanned="5" table:number-rows-spanned="1">
            <text:p>TYDZIEŃ 1</text:p>
          </table:table-cell>
          <table:covered-table-cell table:number-columns-repeated="3" table:style-name="ce77"/>
          <table:covered-table-cell table:style-name="ce91"/>
          <table:table-cell table:style-name="ce69" office:value-type="string" calcext:value-type="string" table:number-columns-spanned="5" table:number-rows-spanned="1">
            <text:p>TYDZIEŃ 2</text:p>
          </table:table-cell>
          <table:covered-table-cell table:number-columns-repeated="3" table:style-name="ce77"/>
          <table:covered-table-cell table:style-name="ce91"/>
          <table:table-cell table:style-name="ce69" office:value-type="string" calcext:value-type="string" table:number-columns-spanned="5" table:number-rows-spanned="1">
            <text:p>TYDZIEŃ 3</text:p>
          </table:table-cell>
          <table:covered-table-cell table:number-columns-repeated="3" table:style-name="ce77"/>
          <table:covered-table-cell table:style-name="ce91"/>
          <table:table-cell table:style-name="ce103" office:value-type="string" calcext:value-type="string" table:number-columns-spanned="5" table:number-rows-spanned="1">
            <text:p>TYDZIEŃ 4</text:p>
          </table:table-cell>
          <table:covered-table-cell table:number-columns-repeated="3" table:style-name="ce77"/>
          <table:covered-table-cell table:style-name="ce91"/>
          <table:table-cell table:style-name="ce103" office:value-type="string" calcext:value-type="string" table:number-columns-spanned="5" table:number-rows-spanned="1">
            <text:p>TYDZIEŃ 5</text:p>
          </table:table-cell>
          <table:covered-table-cell table:number-columns-repeated="3" table:style-name="ce77"/>
          <table:covered-table-cell table:style-name="ce91"/>
          <table:table-cell table:style-name="ce103" office:value-type="string" calcext:value-type="string" table:number-columns-spanned="5" table:number-rows-spanned="1">
            <text:p>TYDZIEŃ 6</text:p>
          </table:table-cell>
          <table:covered-table-cell table:number-columns-repeated="3" table:style-name="ce77"/>
          <table:covered-table-cell table:style-name="ce91"/>
          <table:table-cell table:style-name="ce116" office:value-type="string" calcext:value-type="string" table:number-columns-spanned="5" table:number-rows-spanned="1">
            <text:p>TYDZIEŃ 7</text:p>
          </table:table-cell>
          <table:covered-table-cell table:number-columns-repeated="3" table:style-name="ce77"/>
          <table:covered-table-cell table:style-name="ce91"/>
          <table:table-cell table:style-name="ce116" office:value-type="string" calcext:value-type="string" table:number-columns-spanned="5" table:number-rows-spanned="1">
            <text:p>TYDZIEŃ 8</text:p>
          </table:table-cell>
          <table:covered-table-cell table:number-columns-repeated="3" table:style-name="ce77"/>
          <table:covered-table-cell table:style-name="ce91"/>
          <table:table-cell table:style-name="ce116" office:value-type="string" calcext:value-type="string" table:number-columns-spanned="5" table:number-rows-spanned="1">
            <text:p>TYDZIEŃ 9</text:p>
          </table:table-cell>
          <table:covered-table-cell table:number-columns-repeated="3" table:style-name="ce77"/>
          <table:covered-table-cell table:style-name="ce91"/>
          <table:table-cell table:style-name="ce124" office:value-type="string" calcext:value-type="string" table:number-columns-spanned="5" table:number-rows-spanned="1">
            <text:p>TYDZIEŃ 10</text:p>
          </table:table-cell>
          <table:covered-table-cell table:number-columns-repeated="3" table:style-name="ce77"/>
          <table:covered-table-cell table:style-name="ce91"/>
          <table:table-cell table:style-name="ce124" office:value-type="string" calcext:value-type="string" table:number-columns-spanned="5" table:number-rows-spanned="1">
            <text:p>TYDZIEŃ 11</text:p>
          </table:table-cell>
          <table:covered-table-cell table:number-columns-repeated="3" table:style-name="ce77"/>
          <table:covered-table-cell table:style-name="ce91"/>
          <table:table-cell table:style-name="ce124" office:value-type="string" calcext:value-type="string" table:number-columns-spanned="5" table:number-rows-spanned="1">
            <text:p>TYDZIEŃ 12</text:p>
          </table:table-cell>
          <table:covered-table-cell table:number-columns-repeated="3" table:style-name="ce77"/>
          <table:covered-table-cell table:style-name="ce91"/>
          <table:table-cell table:style-name="ce4"/>
          <table:table-cell table:style-name="Default" table:number-columns-repeated="16315"/>
        </table:table-row>
        <table:table-row table:style-name="ro2">
          <table:table-cell table:style-name="ce5"/>
          <table:covered-table-cell table:number-columns-repeated="7" table:style-name="ce144"/>
          <table:table-cell table:style-name="ce70" office:value-type="string" calcext:value-type="string">
            <text:p>PN</text:p>
          </table:table-cell>
          <table:table-cell table:style-name="ce70" office:value-type="string" calcext:value-type="string">
            <text:p>WT</text:p>
          </table:table-cell>
          <table:table-cell table:style-name="ce70" office:value-type="string" calcext:value-type="string">
            <text:p>ŚR</text:p>
          </table:table-cell>
          <table:table-cell table:style-name="ce70" office:value-type="string" calcext:value-type="string">
            <text:p>CZ</text:p>
          </table:table-cell>
          <table:table-cell table:style-name="ce70" office:value-type="string" calcext:value-type="string">
            <text:p>PT</text:p>
          </table:table-cell>
          <table:table-cell table:style-name="ce70" office:value-type="string" calcext:value-type="string">
            <text:p>PN</text:p>
          </table:table-cell>
          <table:table-cell table:style-name="ce70" office:value-type="string" calcext:value-type="string">
            <text:p>WT</text:p>
          </table:table-cell>
          <table:table-cell table:style-name="ce70" office:value-type="string" calcext:value-type="string">
            <text:p>ŚR</text:p>
          </table:table-cell>
          <table:table-cell table:style-name="ce70" office:value-type="string" calcext:value-type="string">
            <text:p>CZ</text:p>
          </table:table-cell>
          <table:table-cell table:style-name="ce70" office:value-type="string" calcext:value-type="string">
            <text:p>PT</text:p>
          </table:table-cell>
          <table:table-cell table:style-name="ce70" office:value-type="string" calcext:value-type="string">
            <text:p>PN</text:p>
          </table:table-cell>
          <table:table-cell table:style-name="ce70" office:value-type="string" calcext:value-type="string">
            <text:p>WT</text:p>
          </table:table-cell>
          <table:table-cell table:style-name="ce70" office:value-type="string" calcext:value-type="string">
            <text:p>ŚR</text:p>
          </table:table-cell>
          <table:table-cell table:style-name="ce70" office:value-type="string" calcext:value-type="string">
            <text:p>CZ</text:p>
          </table:table-cell>
          <table:table-cell table:style-name="ce70" office:value-type="string" calcext:value-type="string">
            <text:p>PT</text:p>
          </table:table-cell>
          <table:table-cell table:style-name="ce104" office:value-type="string" calcext:value-type="string">
            <text:p>PN</text:p>
          </table:table-cell>
          <table:table-cell table:style-name="ce104" office:value-type="string" calcext:value-type="string">
            <text:p>WT</text:p>
          </table:table-cell>
          <table:table-cell table:style-name="ce104" office:value-type="string" calcext:value-type="string">
            <text:p>ŚR</text:p>
          </table:table-cell>
          <table:table-cell table:style-name="ce104" office:value-type="string" calcext:value-type="string">
            <text:p>CZ</text:p>
          </table:table-cell>
          <table:table-cell table:style-name="ce104" office:value-type="string" calcext:value-type="string">
            <text:p>PT</text:p>
          </table:table-cell>
          <table:table-cell table:style-name="ce104" office:value-type="string" calcext:value-type="string">
            <text:p>PN</text:p>
          </table:table-cell>
          <table:table-cell table:style-name="ce104" office:value-type="string" calcext:value-type="string">
            <text:p>WT</text:p>
          </table:table-cell>
          <table:table-cell table:style-name="ce104" office:value-type="string" calcext:value-type="string">
            <text:p>ŚR</text:p>
          </table:table-cell>
          <table:table-cell table:style-name="ce104" office:value-type="string" calcext:value-type="string">
            <text:p>CZ</text:p>
          </table:table-cell>
          <table:table-cell table:style-name="ce104" office:value-type="string" calcext:value-type="string">
            <text:p>PT</text:p>
          </table:table-cell>
          <table:table-cell table:style-name="ce104" office:value-type="string" calcext:value-type="string">
            <text:p>PN</text:p>
          </table:table-cell>
          <table:table-cell table:style-name="ce104" office:value-type="string" calcext:value-type="string">
            <text:p>WT</text:p>
          </table:table-cell>
          <table:table-cell table:style-name="ce104" office:value-type="string" calcext:value-type="string">
            <text:p>ŚR</text:p>
          </table:table-cell>
          <table:table-cell table:style-name="ce104" office:value-type="string" calcext:value-type="string">
            <text:p>CZ</text:p>
          </table:table-cell>
          <table:table-cell table:style-name="ce104" office:value-type="string" calcext:value-type="string">
            <text:p>PT</text:p>
          </table:table-cell>
          <table:table-cell table:style-name="ce117" office:value-type="string" calcext:value-type="string">
            <text:p>PN</text:p>
          </table:table-cell>
          <table:table-cell table:style-name="ce117" office:value-type="string" calcext:value-type="string">
            <text:p>WT</text:p>
          </table:table-cell>
          <table:table-cell table:style-name="ce117" office:value-type="string" calcext:value-type="string">
            <text:p>ŚR</text:p>
          </table:table-cell>
          <table:table-cell table:style-name="ce117" office:value-type="string" calcext:value-type="string">
            <text:p>CZ</text:p>
          </table:table-cell>
          <table:table-cell table:style-name="ce117" office:value-type="string" calcext:value-type="string">
            <text:p>PT</text:p>
          </table:table-cell>
          <table:table-cell table:style-name="ce117" office:value-type="string" calcext:value-type="string">
            <text:p>PN</text:p>
          </table:table-cell>
          <table:table-cell table:style-name="ce117" office:value-type="string" calcext:value-type="string">
            <text:p>WT</text:p>
          </table:table-cell>
          <table:table-cell table:style-name="ce117" office:value-type="string" calcext:value-type="string">
            <text:p>ŚR</text:p>
          </table:table-cell>
          <table:table-cell table:style-name="ce117" office:value-type="string" calcext:value-type="string">
            <text:p>CZ</text:p>
          </table:table-cell>
          <table:table-cell table:style-name="ce117" office:value-type="string" calcext:value-type="string">
            <text:p>PT</text:p>
          </table:table-cell>
          <table:table-cell table:style-name="ce117" office:value-type="string" calcext:value-type="string">
            <text:p>PN</text:p>
          </table:table-cell>
          <table:table-cell table:style-name="ce117" office:value-type="string" calcext:value-type="string">
            <text:p>WT</text:p>
          </table:table-cell>
          <table:table-cell table:style-name="ce117" office:value-type="string" calcext:value-type="string">
            <text:p>ŚR</text:p>
          </table:table-cell>
          <table:table-cell table:style-name="ce117" office:value-type="string" calcext:value-type="string">
            <text:p>CZ</text:p>
          </table:table-cell>
          <table:table-cell table:style-name="ce117" office:value-type="string" calcext:value-type="string">
            <text:p>PT</text:p>
          </table:table-cell>
          <table:table-cell table:style-name="ce125" office:value-type="string" calcext:value-type="string">
            <text:p>PN</text:p>
          </table:table-cell>
          <table:table-cell table:style-name="ce125" office:value-type="string" calcext:value-type="string">
            <text:p>WT</text:p>
          </table:table-cell>
          <table:table-cell table:style-name="ce125" office:value-type="string" calcext:value-type="string">
            <text:p>ŚR</text:p>
          </table:table-cell>
          <table:table-cell table:style-name="ce125" office:value-type="string" calcext:value-type="string">
            <text:p>CZ</text:p>
          </table:table-cell>
          <table:table-cell table:style-name="ce125" office:value-type="string" calcext:value-type="string">
            <text:p>PT</text:p>
          </table:table-cell>
          <table:table-cell table:style-name="ce125" office:value-type="string" calcext:value-type="string">
            <text:p>PN</text:p>
          </table:table-cell>
          <table:table-cell table:style-name="ce125" office:value-type="string" calcext:value-type="string">
            <text:p>WT</text:p>
          </table:table-cell>
          <table:table-cell table:style-name="ce125" office:value-type="string" calcext:value-type="string">
            <text:p>ŚR</text:p>
          </table:table-cell>
          <table:table-cell table:style-name="ce125" office:value-type="string" calcext:value-type="string">
            <text:p>CZ</text:p>
          </table:table-cell>
          <table:table-cell table:style-name="ce125" office:value-type="string" calcext:value-type="string">
            <text:p>PT</text:p>
          </table:table-cell>
          <table:table-cell table:style-name="ce125" office:value-type="string" calcext:value-type="string">
            <text:p>PN</text:p>
          </table:table-cell>
          <table:table-cell table:style-name="ce125" office:value-type="string" calcext:value-type="string">
            <text:p>WT</text:p>
          </table:table-cell>
          <table:table-cell table:style-name="ce125" office:value-type="string" calcext:value-type="string">
            <text:p>ŚR</text:p>
          </table:table-cell>
          <table:table-cell table:style-name="ce125" office:value-type="string" calcext:value-type="string">
            <text:p>CZ</text:p>
          </table:table-cell>
          <table:table-cell table:style-name="ce125" office:value-type="string" calcext:value-type="string">
            <text:p>PT</text:p>
          </table:table-cell>
          <table:table-cell table:style-name="ce5"/>
          <table:table-cell table:style-name="Default" table:number-columns-repeated="16315"/>
        </table:table-row>
        <table:table-row table:style-name="ro1"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29" office:value-type="string" calcext:value-type="string">
            <text:p>Planowanie i przygotowanie</text:p>
          </table:table-cell>
          <table:table-cell table:style-name="ce15" table:number-columns-repeated="5"/>
          <table:table-cell table:style-name="ce71"/>
          <table:table-cell table:style-name="ce78"/>
          <table:table-cell table:style-name="ce84" table:number-columns-repeated="2"/>
          <table:table-cell table:style-name="ce71" table:number-columns-repeated="56"/>
          <table:table-cell table:style-name="ce2"/>
          <table:table-cell table:style-name="Default" table:number-columns-repeated="16315"/>
        </table:table-row>
        <table:table-row-group>
          <table:table-row table:style-name="ro3">
            <table:table-cell table:style-name="ce6"/>
            <table:table-cell table:style-name="ce16"/>
            <table:table-cell table:style-name="ce30" office:value-type="string" calcext:value-type="string">
              <text:p>Określenie zakresu gry</text:p>
            </table:table-cell>
            <table:table-cell table:style-name="ce30" office:value-type="string" calcext:value-type="string">
              <text:p>Damian, Kuba</text:p>
            </table:table-cell>
            <table:table-cell table:style-name="ce42" office:value-type="date" office:date-value="2026-02-09" calcext:value-type="date">
              <text:p>09.02.26</text:p>
            </table:table-cell>
            <table:table-cell table:style-name="ce42" office:value-type="date" office:date-value="2026-05-01" calcext:value-type="date">
              <text:p>01.05.26</text:p>
            </table:table-cell>
            <table:table-cell table:style-name="ce30" table:formula="of:=DAYS360([.E12];[.F12])" office:value-type="float" office:value="82" calcext:value-type="float">
              <text:p>82</text:p>
            </table:table-cell>
            <table:table-cell table:style-name="ce58" office:value-type="percentage" office:value="1" calcext:value-type="percentage">
              <text:p>100%</text:p>
            </table:table-cell>
            <table:table-cell table:style-name="ce72"/>
            <table:table-cell table:style-name="ce79"/>
            <table:table-cell table:style-name="ce85" table:number-columns-repeated="2"/>
            <table:table-cell table:style-name="ce92" table:number-columns-repeated="3"/>
            <table:table-cell table:style-name="ce54" table:number-columns-repeated="3"/>
            <table:table-cell table:style-name="ce85" table:number-columns-repeated="10"/>
            <table:table-cell table:style-name="ce108" table:number-columns-repeated="5"/>
            <table:table-cell table:style-name="ce85" table:number-columns-repeated="10"/>
            <table:table-cell table:style-name="ce118" table:number-columns-repeated="5"/>
            <table:table-cell table:style-name="ce85" table:number-columns-repeated="10"/>
            <table:table-cell table:style-name="ce126" table:number-columns-repeated="5"/>
            <table:table-cell table:style-name="ce85" table:number-columns-repeated="4"/>
            <table:table-cell table:style-name="ce130"/>
            <table:table-cell table:style-name="ce6"/>
            <table:table-cell table:style-name="Default" table:number-columns-repeated="16315"/>
          </table:table-row>
          <table:table-row table:style-name="ro4">
            <table:table-cell table:style-name="ce6"/>
            <table:table-cell table:style-name="ce17"/>
            <table:table-cell table:style-name="ce30" office:value-type="string" calcext:value-type="string">
              <text:p>Tworzenie dokumentacji projektowej</text:p>
            </table:table-cell>
            <table:table-cell table:style-name="ce30" office:value-type="string" calcext:value-type="string">
              <text:p>Rafał, Damian</text:p>
            </table:table-cell>
            <table:table-cell table:style-name="ce42" office:value-type="date" office:date-value="2026-02-07" calcext:value-type="date">
              <text:p>07.02.26</text:p>
            </table:table-cell>
            <table:table-cell table:style-name="ce50" office:value-type="date" office:date-value="2026-05-01" calcext:value-type="date">
              <text:p>01.05.26</text:p>
            </table:table-cell>
            <table:table-cell table:style-name="ce30" table:formula="of:=DAYS360([.E13];[.F13])" office:value-type="float" office:value="84" calcext:value-type="float">
              <text:p>84</text:p>
            </table:table-cell>
            <table:table-cell table:style-name="ce58" office:value-type="percentage" office:value="1" calcext:value-type="percentage">
              <text:p>100%</text:p>
            </table:table-cell>
            <table:table-cell table:style-name="ce22"/>
            <table:table-cell table:style-name="ce33"/>
            <table:table-cell table:style-name="ce41" table:number-columns-repeated="3"/>
            <table:table-cell table:style-name="ce95" table:number-columns-repeated="2"/>
            <table:table-cell table:style-name="ce100"/>
            <table:table-cell table:style-name="ce95" table:number-columns-repeated="2"/>
            <table:table-cell table:style-name="ce41" table:number-columns-repeated="10"/>
            <table:table-cell table:style-name="ce101" table:number-columns-repeated="5"/>
            <table:table-cell table:style-name="ce41" table:number-columns-repeated="10"/>
            <table:table-cell table:style-name="ce119" table:number-columns-repeated="5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  <table:table-row table:style-name="ro5">
            <table:table-cell table:style-name="ce6"/>
            <table:table-cell table:style-name="ce16"/>
            <table:table-cell table:style-name="ce30" office:value-type="string" calcext:value-type="string">
              <text:p>Analiza technologii</text:p>
            </table:table-cell>
            <table:table-cell table:style-name="ce30" office:value-type="string" calcext:value-type="string">
              <text:p>Rafał, Damian</text:p>
            </table:table-cell>
            <table:table-cell table:style-name="ce42" office:value-type="date" office:date-value="2026-02-07" calcext:value-type="date">
              <text:p>07.02.26</text:p>
            </table:table-cell>
            <table:table-cell table:style-name="ce50" office:value-type="date" office:date-value="2026-05-01" calcext:value-type="date">
              <text:p>01.05.26</text:p>
            </table:table-cell>
            <table:table-cell table:style-name="ce30" table:formula="of:=DAYS360([.E14];[.F14])" office:value-type="float" office:value="84" calcext:value-type="float">
              <text:p>84</text:p>
            </table:table-cell>
            <table:table-cell table:style-name="ce58" office:value-type="percentage" office:value="1" calcext:value-type="percentage">
              <text:p>100%</text:p>
            </table:table-cell>
            <table:table-cell table:style-name="ce22"/>
            <table:table-cell table:style-name="ce33"/>
            <table:table-cell table:style-name="ce41" table:number-columns-repeated="3"/>
            <table:table-cell table:style-name="ce95" table:number-columns-repeated="2"/>
            <table:table-cell table:style-name="ce100" table:number-columns-repeated="6"/>
            <table:table-cell table:style-name="ce41" table:number-columns-repeated="7"/>
            <table:table-cell table:style-name="ce101" table:number-columns-repeated="5"/>
            <table:table-cell table:style-name="ce41" table:number-columns-repeated="10"/>
            <table:table-cell table:style-name="ce119" table:number-columns-repeated="5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  <table:table-row table:style-name="ro2">
            <table:table-cell table:style-name="ce6"/>
            <table:table-cell table:style-name="ce18" office:value-type="float" office:value="2" calcext:value-type="float">
              <text:p>2</text:p>
            </table:table-cell>
            <table:table-cell table:style-name="ce31" office:value-type="string" calcext:value-type="string">
              <text:p>projektowanie</text:p>
            </table:table-cell>
            <table:table-cell table:style-name="ce39"/>
            <table:table-cell table:style-name="ce43" table:number-columns-repeated="2"/>
            <table:table-cell table:style-name="ce39"/>
            <table:table-cell table:style-name="ce59"/>
            <table:table-cell table:style-name="ce71"/>
            <table:table-cell table:style-name="ce78"/>
            <table:table-cell table:style-name="ce84" table:number-columns-repeated="2"/>
            <table:table-cell table:style-name="ce71" table:number-columns-repeated="36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  <table:table-row table:style-name="ro6">
            <table:table-cell table:style-name="ce6"/>
            <table:table-cell table:style-name="ce19"/>
            <table:table-cell table:style-name="ce32" office:value-type="string" calcext:value-type="string">
              <text:p>Tworzenie koncepcji graficznych</text:p>
            </table:table-cell>
            <table:table-cell table:style-name="ce32" office:value-type="string" calcext:value-type="string">
              <text:p>Igor,Kuba</text:p>
            </table:table-cell>
            <table:table-cell table:style-name="ce44" office:value-type="date" office:date-value="2026-02-10" calcext:value-type="date">
              <text:p>10.02.26</text:p>
            </table:table-cell>
            <table:table-cell table:style-name="ce51" office:value-type="date" office:date-value="2026-05-01" calcext:value-type="date">
              <text:p>01.05.26</text:p>
            </table:table-cell>
            <table:table-cell table:style-name="ce32" office:value-type="float" office:value="81" calcext:value-type="float">
              <text:p>81</text:p>
            </table:table-cell>
            <table:table-cell table:style-name="ce60" office:value-type="percentage" office:value="1" calcext:value-type="percentage">
              <text:p>100%</text:p>
            </table:table-cell>
            <table:table-cell table:style-name="ce72"/>
            <table:table-cell table:style-name="ce79"/>
            <table:table-cell table:style-name="ce85" table:number-columns-repeated="3"/>
            <table:table-cell table:style-name="ce54" table:number-columns-repeated="5"/>
            <table:table-cell table:style-name="ce85" table:number-columns-repeated="5"/>
            <table:table-cell table:style-name="ce105" table:number-columns-repeated="4"/>
            <table:table-cell table:style-name="ce85"/>
            <table:table-cell table:style-name="ce108" table:number-columns-repeated="5"/>
            <table:table-cell table:style-name="ce85" table:number-columns-repeated="10"/>
            <table:table-cell table:style-name="ce118" table:number-columns-repeated="5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  <table:table-row table:style-name="ro7">
            <table:table-cell table:style-name="ce6"/>
            <table:table-cell table:style-name="ce19"/>
            <table:table-cell table:style-name="ce32" office:value-type="string" calcext:value-type="string">
              <text:p>Tworzenie modelu gry (mechanika)</text:p>
            </table:table-cell>
            <table:table-cell table:style-name="ce32" office:value-type="string" calcext:value-type="string">
              <text:p>Rafał, Damian</text:p>
            </table:table-cell>
            <table:table-cell table:style-name="ce44" office:value-type="date" office:date-value="2026-02-10" calcext:value-type="date">
              <text:p>10.02.26</text:p>
            </table:table-cell>
            <table:table-cell table:style-name="ce52" office:value-type="date" office:date-value="2026-05-01" calcext:value-type="date">
              <text:p>1.05.2026</text:p>
            </table:table-cell>
            <table:table-cell table:style-name="ce32" office:value-type="float" office:value="81" calcext:value-type="float">
              <text:p>81</text:p>
            </table:table-cell>
            <table:table-cell table:style-name="ce61" office:value-type="percentage" office:value="1" calcext:value-type="percentage">
              <text:p>100%</text:p>
            </table:table-cell>
            <table:table-cell table:style-name="ce22"/>
            <table:table-cell table:style-name="ce33"/>
            <table:table-cell table:style-name="ce41" table:number-columns-repeated="3"/>
            <table:table-cell table:style-name="ce95" table:number-columns-repeated="5"/>
            <table:table-cell table:style-name="ce41" table:number-columns-repeated="9"/>
            <table:table-cell table:style-name="ce105" table:number-columns-repeated="3"/>
            <table:table-cell table:style-name="ce112"/>
            <table:table-cell table:style-name="ce113" table:number-columns-repeated="2"/>
            <table:table-cell table:style-name="ce41" table:number-columns-repeated="10"/>
            <table:table-cell table:style-name="ce119" table:number-columns-repeated="5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  <table:table-row table:style-name="ro2">
            <table:table-cell table:style-name="ce6"/>
            <table:table-cell table:style-name="ce18" office:value-type="float" office:value="3" calcext:value-type="float">
              <text:p>3</text:p>
            </table:table-cell>
            <table:table-cell table:style-name="ce31" office:value-type="string" calcext:value-type="string">
              <text:p>programowanie</text:p>
            </table:table-cell>
            <table:table-cell table:style-name="ce40"/>
            <table:table-cell table:style-name="ce45" table:number-columns-repeated="2"/>
            <table:table-cell table:style-name="ce40"/>
            <table:table-cell table:style-name="ce62"/>
            <table:table-cell table:style-name="ce73"/>
            <table:table-cell table:style-name="ce80"/>
            <table:table-cell table:style-name="ce86" table:number-columns-repeated="2"/>
            <table:table-cell table:style-name="ce93" table:number-columns-repeated="36"/>
            <table:table-cell table:style-name="ce122" table:number-columns-repeated="10"/>
            <table:table-cell table:style-name="ce128" table:number-columns-repeated="5"/>
            <table:table-cell table:style-name="ce122" table:number-columns-repeated="4"/>
            <table:table-cell table:style-name="ce132"/>
            <table:table-cell table:style-name="ce6"/>
            <table:table-cell table:style-name="Default" table:number-columns-repeated="16315"/>
          </table:table-row>
        </table:table-row-group>
        <table:table-row table:style-name="ro1">
          <table:table-cell table:style-name="ce2"/>
          <table:table-cell table:style-name="ce20"/>
          <table:table-cell table:style-name="ce32" office:value-type="string" calcext:value-type="string">
            <text:p>Tworzenie planszy do gry</text:p>
          </table:table-cell>
          <table:table-cell table:style-name="ce32" office:value-type="string" calcext:value-type="string">
            <text:p>Rafał</text:p>
          </table:table-cell>
          <table:table-cell table:style-name="ce46" office:value-type="date" office:date-value="2026-02-10" calcext:value-type="date">
            <text:p>10.02.26</text:p>
          </table:table-cell>
          <table:table-cell table:style-name="ce53" office:value-type="date" office:date-value="2026-05-01" calcext:value-type="date">
            <text:p>01.05.26</text:p>
          </table:table-cell>
          <table:table-cell table:style-name="ce32" office:value-type="float" office:value="81" calcext:value-type="float">
            <text:p>81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74"/>
          <table:table-cell table:style-name="ce81"/>
          <table:table-cell table:style-name="ce87" table:number-columns-repeated="2"/>
          <table:table-cell table:style-name="ce94"/>
          <table:table-cell table:style-name="ce96" table:number-columns-repeated="5"/>
          <table:table-cell table:style-name="ce94" table:number-columns-repeated="10"/>
          <table:table-cell table:style-name="ce109" table:number-columns-repeated="5"/>
          <table:table-cell table:style-name="ce94" table:number-columns-repeated="10"/>
          <table:table-cell table:style-name="ce120" table:number-columns-repeated="5"/>
          <table:table-cell table:style-name="ce71" table:number-columns-repeated="20"/>
          <table:table-cell table:style-name="ce2"/>
          <table:table-cell table:style-name="Default" table:number-columns-repeated="16315"/>
        </table:table-row>
        <table:table-row-group>
          <table:table-row table:style-name="ro8">
            <table:table-cell table:style-name="ce6"/>
            <table:table-cell table:style-name="ce19"/>
            <table:table-cell table:style-name="ce32" office:value-type="string" calcext:value-type="string">
              <text:p>Implementacja logiki gry</text:p>
            </table:table-cell>
            <table:table-cell table:style-name="ce32" office:value-type="string" calcext:value-type="string">
              <text:p>Igor,Kuba</text:p>
            </table:table-cell>
            <table:table-cell table:style-name="ce46" office:value-type="date" office:date-value="2026-02-10" calcext:value-type="date">
              <text:p>10.02.26</text:p>
            </table:table-cell>
            <table:table-cell table:style-name="ce53" office:value-type="date" office:date-value="2026-05-01" calcext:value-type="date">
              <text:p>01.05.26</text:p>
            </table:table-cell>
            <table:table-cell table:style-name="ce32" office:value-type="float" office:value="81" calcext:value-type="float">
              <text:p>81</text:p>
            </table:table-cell>
            <table:table-cell table:style-name="ce63" office:value-type="percentage" office:value="1" calcext:value-type="percentage">
              <text:p>100%</text:p>
            </table:table-cell>
            <table:table-cell table:style-name="ce75"/>
            <table:table-cell table:style-name="ce82"/>
            <table:table-cell table:style-name="ce88" table:number-columns-repeated="3"/>
            <table:table-cell table:style-name="ce96" table:number-columns-repeated="5"/>
            <table:table-cell table:style-name="ce88" table:number-columns-repeated="10"/>
            <table:table-cell table:style-name="ce110" table:number-columns-repeated="5"/>
            <table:table-cell table:style-name="ce88" table:number-columns-repeated="10"/>
            <table:table-cell table:style-name="ce121" table:number-columns-repeated="5"/>
            <table:table-cell table:style-name="ce85" table:number-columns-repeated="10"/>
            <table:table-cell table:style-name="ce126" table:number-columns-repeated="5"/>
            <table:table-cell table:style-name="ce85" table:number-columns-repeated="4"/>
            <table:table-cell table:style-name="ce130"/>
            <table:table-cell table:style-name="ce6"/>
            <table:table-cell table:style-name="Default" table:number-columns-repeated="16315"/>
          </table:table-row>
          <table:table-row table:style-name="ro2">
            <table:table-cell table:style-name="ce6"/>
            <table:table-cell table:style-name="ce21" office:value-type="float" office:value="4" calcext:value-type="float">
              <text:p>4</text:p>
            </table:table-cell>
            <table:table-cell table:style-name="ce31" office:value-type="string" calcext:value-type="string">
              <text:p>testowanie</text:p>
            </table:table-cell>
            <table:table-cell table:style-name="ce40"/>
            <table:table-cell table:style-name="ce45" table:number-columns-repeated="2"/>
            <table:table-cell table:style-name="ce40"/>
            <table:table-cell table:style-name="ce62"/>
            <table:table-cell table:style-name="ce71"/>
            <table:table-cell table:style-name="ce78"/>
            <table:table-cell table:style-name="ce84" table:number-columns-repeated="2"/>
            <table:table-cell table:style-name="ce71" table:number-columns-repeated="36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  <table:table-row table:style-name="ro4">
            <table:table-cell table:style-name="ce6"/>
            <table:table-cell table:style-name="ce19"/>
            <table:table-cell table:style-name="ce32" office:value-type="string" calcext:value-type="string">
              <text:p>Testowanie mechaniki gry</text:p>
            </table:table-cell>
            <table:table-cell table:style-name="ce32" office:value-type="string" calcext:value-type="string">
              <text:p>Damian, Rafał</text:p>
            </table:table-cell>
            <table:table-cell table:style-name="ce46" office:value-type="date" office:date-value="2026-02-10" calcext:value-type="date">
              <text:p>10.02.26</text:p>
            </table:table-cell>
            <table:table-cell table:style-name="ce53" office:value-type="date" office:date-value="2026-05-01" calcext:value-type="date">
              <text:p>01.05.26</text:p>
            </table:table-cell>
            <table:table-cell table:style-name="ce32" office:value-type="float" office:value="81" calcext:value-type="float">
              <text:p>81</text:p>
            </table:table-cell>
            <table:table-cell table:style-name="ce63" office:value-type="percentage" office:value="1" calcext:value-type="percentage">
              <text:p>100%</text:p>
            </table:table-cell>
            <table:table-cell table:style-name="ce22"/>
            <table:table-cell table:style-name="ce33"/>
            <table:table-cell table:style-name="ce41" table:number-columns-repeated="3"/>
            <table:table-cell table:style-name="ce95" table:number-columns-repeated="5"/>
            <table:table-cell table:style-name="ce85" table:number-columns-repeated="4"/>
            <table:table-cell table:style-name="ce41" table:number-columns-repeated="6"/>
            <table:table-cell table:style-name="ce101" table:number-columns-repeated="5"/>
            <table:table-cell table:style-name="ce41" table:number-columns-repeated="10"/>
            <table:table-cell table:style-name="ce119" table:number-columns-repeated="5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  <table:table-row table:style-name="ro2">
            <table:table-cell table:style-name="ce6"/>
            <table:table-cell table:style-name="ce18" office:value-type="float" office:value="5" calcext:value-type="float">
              <text:p>5</text:p>
            </table:table-cell>
            <table:table-cell table:style-name="ce31" office:value-type="string" calcext:value-type="string">
              <text:p>Poprawki i optymalizacja</text:p>
            </table:table-cell>
            <table:table-cell table:style-name="ce40"/>
            <table:table-cell table:style-name="ce45" table:number-columns-repeated="2"/>
            <table:table-cell table:style-name="ce40"/>
            <table:table-cell table:style-name="ce62"/>
            <table:table-cell table:style-name="ce71"/>
            <table:table-cell table:style-name="ce78"/>
            <table:table-cell table:style-name="ce84" table:number-columns-repeated="2"/>
            <table:table-cell table:style-name="ce71" table:number-columns-repeated="36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</table:table-row-group>
        <table:table-row table:style-name="ro9">
          <table:table-cell table:style-name="ce2"/>
          <table:table-cell table:style-name="ce19"/>
          <table:table-cell table:style-name="ce32" office:value-type="string" calcext:value-type="string">
            <text:p>Naprawa błedów</text:p>
          </table:table-cell>
          <table:table-cell table:style-name="ce32" office:value-type="string" calcext:value-type="string">
            <text:p>Igor</text:p>
          </table:table-cell>
          <table:table-cell table:style-name="ce46" office:value-type="date" office:date-value="2026-02-10" calcext:value-type="date">
            <text:p>10.02.26</text:p>
          </table:table-cell>
          <table:table-cell table:style-name="ce53" office:value-type="date" office:date-value="2026-05-01" calcext:value-type="date">
            <text:p>01.05.26</text:p>
          </table:table-cell>
          <table:table-cell table:style-name="ce32" office:value-type="float" office:value="81" calcext:value-type="float">
            <text:p>81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72"/>
          <table:table-cell table:style-name="ce79"/>
          <table:table-cell table:style-name="ce85" table:number-columns-repeated="3"/>
          <table:table-cell table:style-name="ce54" table:number-columns-repeated="5"/>
          <table:table-cell table:style-name="ce85" table:number-columns-repeated="10"/>
          <table:table-cell table:style-name="ce108" table:number-columns-repeated="5"/>
          <table:table-cell table:style-name="ce85" table:number-columns-repeated="10"/>
          <table:table-cell table:style-name="ce118" table:number-columns-repeated="5"/>
          <table:table-cell table:style-name="ce71" table:number-columns-repeated="20"/>
          <table:table-cell table:style-name="ce2"/>
          <table:table-cell table:style-name="Default" table:number-columns-repeated="16315"/>
        </table:table-row>
        <table:table-row-group>
          <table:table-row table:style-name="ro2">
            <table:table-cell table:style-name="ce6"/>
            <table:table-cell table:style-name="ce19"/>
            <table:table-cell table:style-name="ce32" table:number-columns-repeated="2"/>
            <table:table-cell table:style-name="ce46" table:number-columns-repeated="2"/>
            <table:table-cell table:style-name="ce32"/>
            <table:table-cell table:style-name="ce63"/>
            <table:table-cell table:style-name="ce22"/>
            <table:table-cell table:style-name="ce33"/>
            <table:table-cell table:style-name="ce41" table:number-columns-repeated="3"/>
            <table:table-cell table:style-name="ce54" table:number-columns-repeated="5"/>
            <table:table-cell table:style-name="ce41" table:number-columns-repeated="10"/>
            <table:table-cell table:style-name="ce101" table:number-columns-repeated="5"/>
            <table:table-cell table:style-name="ce41" table:number-columns-repeated="10"/>
            <table:table-cell table:style-name="ce119" table:number-columns-repeated="5"/>
            <table:table-cell table:style-name="ce85" table:number-columns-repeated="10"/>
            <table:table-cell table:style-name="ce126" table:number-columns-repeated="5"/>
            <table:table-cell table:style-name="ce85" table:number-columns-repeated="4"/>
            <table:table-cell table:style-name="ce130"/>
            <table:table-cell table:style-name="ce6"/>
            <table:table-cell table:style-name="Default" table:number-columns-repeated="16315"/>
          </table:table-row>
          <table:table-row table:style-name="ro2">
            <table:table-cell table:style-name="ce6"/>
            <table:table-cell table:style-name="ce22"/>
            <table:table-cell table:style-name="ce33"/>
            <table:table-cell table:style-name="ce41" table:number-columns-repeated="3"/>
            <table:table-cell table:style-name="ce184"/>
            <table:table-cell table:style-name="ce144"/>
            <table:table-cell table:style-name="ce54" table:number-columns-repeated="10"/>
            <table:table-cell table:style-name="ce41" table:number-columns-repeated="3"/>
            <table:table-cell table:style-name="ce101" table:number-columns-repeated="5"/>
            <table:table-cell table:style-name="ce41" table:number-columns-repeated="17"/>
            <table:table-cell table:style-name="ce119" table:number-columns-repeated="5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  <table:table-row table:style-name="ro2">
            <table:table-cell table:style-name="ce6"/>
            <table:table-cell table:style-name="ce19"/>
            <table:table-cell table:style-name="ce32" table:number-columns-repeated="2"/>
            <table:table-cell table:style-name="ce46" table:number-columns-repeated="2"/>
            <table:table-cell table:style-name="ce32"/>
            <table:table-cell table:style-name="ce63"/>
            <table:table-cell table:style-name="ce22"/>
            <table:table-cell table:style-name="ce33"/>
            <table:table-cell table:style-name="ce41" table:number-columns-repeated="3"/>
            <table:table-cell table:style-name="ce54" table:number-columns-repeated="5"/>
            <table:table-cell table:style-name="ce41" table:number-columns-repeated="10"/>
            <table:table-cell table:style-name="ce101" table:number-columns-repeated="5"/>
            <table:table-cell table:style-name="ce41" table:number-columns-repeated="10"/>
            <table:table-cell table:style-name="ce119" table:number-columns-repeated="5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  <table:table-row table:style-name="ro2">
            <table:table-cell table:style-name="ce6"/>
            <table:table-cell table:style-name="ce19"/>
            <table:table-cell table:style-name="ce32" table:number-columns-repeated="2"/>
            <table:table-cell table:style-name="ce46" table:number-columns-repeated="2"/>
            <table:table-cell table:style-name="ce32"/>
            <table:table-cell table:style-name="ce54"/>
            <table:table-cell table:style-name="ce22"/>
            <table:table-cell table:style-name="ce33"/>
            <table:table-cell table:style-name="ce41" table:number-columns-repeated="3"/>
            <table:table-cell table:style-name="ce54" table:number-columns-repeated="5"/>
            <table:table-cell table:style-name="ce85" table:number-columns-repeated="4"/>
            <table:table-cell table:style-name="ce41" table:number-columns-repeated="6"/>
            <table:table-cell table:style-name="ce101" table:number-columns-repeated="5"/>
            <table:table-cell table:style-name="ce41" table:number-columns-repeated="10"/>
            <table:table-cell table:style-name="ce119" table:number-columns-repeated="5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  <table:table-row table:style-name="ro2" table:number-rows-repeated="2">
            <table:table-cell table:style-name="ce6"/>
            <table:table-cell table:style-name="ce23"/>
            <table:table-cell table:style-name="ce34" table:number-columns-repeated="2"/>
            <table:table-cell table:style-name="ce47" table:number-columns-repeated="2"/>
            <table:table-cell table:style-name="ce32"/>
            <table:table-cell table:style-name="ce63"/>
            <table:table-cell table:style-name="ce22"/>
            <table:table-cell table:style-name="ce33"/>
            <table:table-cell table:style-name="ce41" table:number-columns-repeated="3"/>
            <table:table-cell table:style-name="ce54" table:number-columns-repeated="5"/>
            <table:table-cell table:style-name="ce85" table:number-columns-repeated="4"/>
            <table:table-cell table:style-name="ce41" table:number-columns-repeated="6"/>
            <table:table-cell table:style-name="ce101" table:number-columns-repeated="5"/>
            <table:table-cell table:style-name="ce41" table:number-columns-repeated="10"/>
            <table:table-cell table:style-name="ce119" table:number-columns-repeated="5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</table:table-row-group>
        <table:table-row table:style-name="ro1">
          <table:table-cell table:style-name="ce2"/>
          <table:table-cell table:style-name="ce23"/>
          <table:table-cell table:style-name="ce34" table:number-columns-repeated="2"/>
          <table:table-cell table:style-name="ce47" table:number-columns-repeated="2"/>
          <table:table-cell table:style-name="ce32"/>
          <table:table-cell table:style-name="ce63"/>
          <table:table-cell table:style-name="ce22"/>
          <table:table-cell table:style-name="ce33"/>
          <table:table-cell table:style-name="ce41" table:number-columns-repeated="3"/>
          <table:table-cell table:style-name="ce54" table:number-columns-repeated="5"/>
          <table:table-cell table:style-name="ce85" table:number-columns-repeated="4"/>
          <table:table-cell table:style-name="ce41" table:number-columns-repeated="6"/>
          <table:table-cell table:style-name="ce101" table:number-columns-repeated="5"/>
          <table:table-cell table:style-name="ce41" table:number-columns-repeated="10"/>
          <table:table-cell table:style-name="ce119" table:number-columns-repeated="5"/>
          <table:table-cell table:style-name="ce71" table:number-columns-repeated="20"/>
          <table:table-cell table:style-name="ce2"/>
          <table:table-cell table:style-name="Default" table:number-columns-repeated="16315"/>
        </table:table-row>
        <table:table-row-group>
          <table:table-row table:style-name="ro2">
            <table:table-cell table:style-name="ce6"/>
            <table:table-cell table:style-name="ce23"/>
            <table:table-cell table:style-name="ce34" table:number-columns-repeated="2"/>
            <table:table-cell table:style-name="ce47" table:number-columns-repeated="2"/>
            <table:table-cell table:style-name="ce32"/>
            <table:table-cell table:style-name="ce63"/>
            <table:table-cell table:style-name="ce22"/>
            <table:table-cell table:style-name="ce33"/>
            <table:table-cell table:style-name="ce41" table:number-columns-repeated="3"/>
            <table:table-cell table:style-name="ce54" table:number-columns-repeated="5"/>
            <table:table-cell table:style-name="ce85" table:number-columns-repeated="4"/>
            <table:table-cell table:style-name="ce41" table:number-columns-repeated="6"/>
            <table:table-cell table:style-name="ce101" table:number-columns-repeated="5"/>
            <table:table-cell table:style-name="ce41" table:number-columns-repeated="10"/>
            <table:table-cell table:style-name="ce119" table:number-columns-repeated="5"/>
            <table:table-cell table:style-name="ce85" table:number-columns-repeated="10"/>
            <table:table-cell table:style-name="ce126" table:number-columns-repeated="5"/>
            <table:table-cell table:style-name="ce85" table:number-columns-repeated="4"/>
            <table:table-cell table:style-name="ce130"/>
            <table:table-cell table:style-name="ce6"/>
            <table:table-cell table:style-name="Default" table:number-columns-repeated="16315"/>
          </table:table-row>
          <table:table-row table:style-name="ro2" table:number-rows-repeated="3">
            <table:table-cell table:style-name="ce6"/>
            <table:table-cell table:style-name="ce23"/>
            <table:table-cell table:style-name="ce34" table:number-columns-repeated="2"/>
            <table:table-cell table:style-name="ce47" table:number-columns-repeated="2"/>
            <table:table-cell table:style-name="ce32"/>
            <table:table-cell table:style-name="ce63"/>
            <table:table-cell table:style-name="ce22"/>
            <table:table-cell table:style-name="ce33"/>
            <table:table-cell table:style-name="ce41" table:number-columns-repeated="3"/>
            <table:table-cell table:style-name="ce54" table:number-columns-repeated="5"/>
            <table:table-cell table:style-name="ce85" table:number-columns-repeated="4"/>
            <table:table-cell table:style-name="ce41" table:number-columns-repeated="6"/>
            <table:table-cell table:style-name="ce101" table:number-columns-repeated="5"/>
            <table:table-cell table:style-name="ce41" table:number-columns-repeated="10"/>
            <table:table-cell table:style-name="ce119" table:number-columns-repeated="5"/>
            <table:table-cell table:style-name="ce41" table:number-columns-repeated="10"/>
            <table:table-cell table:style-name="ce127" table:number-columns-repeated="5"/>
            <table:table-cell table:style-name="ce41" table:number-columns-repeated="4"/>
            <table:table-cell table:style-name="ce131"/>
            <table:table-cell table:style-name="ce6"/>
            <table:table-cell table:style-name="Default" table:number-columns-repeated="16315"/>
          </table:table-row>
        </table:table-row-group>
        <table:table-row table:style-name="ro1">
          <table:table-cell table:style-name="ce2"/>
          <table:table-cell table:style-name="ce24"/>
          <table:table-cell table:style-name="ce34" table:number-columns-repeated="2"/>
          <table:table-cell table:style-name="ce48" table:number-columns-repeated="2"/>
          <table:table-cell table:style-name="ce32"/>
          <table:table-cell table:style-name="ce63"/>
          <table:table-cell table:style-name="ce22"/>
          <table:table-cell table:style-name="ce33"/>
          <table:table-cell table:style-name="ce41" table:number-columns-repeated="3"/>
          <table:table-cell table:style-name="ce54" table:number-columns-repeated="5"/>
          <table:table-cell table:style-name="ce85" table:number-columns-repeated="4"/>
          <table:table-cell table:style-name="ce41" table:number-columns-repeated="6"/>
          <table:table-cell table:style-name="ce101" table:number-columns-repeated="5"/>
          <table:table-cell table:style-name="ce41" table:number-columns-repeated="10"/>
          <table:table-cell table:style-name="ce119" table:number-columns-repeated="5"/>
          <table:table-cell table:style-name="ce2" table:number-columns-repeated="21"/>
          <table:table-cell table:style-name="Default" table:number-columns-repeated="16315"/>
        </table:table-row>
        <table:table-row table:style-name="ro1">
          <table:table-cell table:style-name="ce2"/>
          <table:table-cell table:style-name="ce25"/>
          <table:table-cell table:style-name="ce35" table:number-columns-repeated="2"/>
          <table:table-cell table:style-name="ce49" table:number-columns-repeated="2"/>
          <table:table-cell table:style-name="ce30"/>
          <table:table-cell table:style-name="ce58"/>
          <table:table-cell table:style-name="ce72"/>
          <table:table-cell table:style-name="ce79"/>
          <table:table-cell table:style-name="ce85" table:number-columns-repeated="3"/>
          <table:table-cell table:style-name="ce54" table:number-columns-repeated="5"/>
          <table:table-cell table:style-name="ce85" table:number-columns-repeated="10"/>
          <table:table-cell table:style-name="ce108" table:number-columns-repeated="5"/>
          <table:table-cell table:style-name="ce85" table:number-columns-repeated="10"/>
          <table:table-cell table:style-name="ce118" table:number-columns-repeated="5"/>
          <table:table-cell table:style-name="ce2" table:number-columns-repeated="21"/>
          <table:table-cell table:style-name="Default" table:number-columns-repeated="16315"/>
        </table:table-row>
        <table:table-row table:style-name="ro1">
          <table:table-cell table:style-name="ce2"/>
          <table:table-cell table:style-name="ce25"/>
          <table:table-cell table:style-name="ce35" table:number-columns-repeated="2"/>
          <table:table-cell table:style-name="ce49" table:number-columns-repeated="2"/>
          <table:table-cell table:style-name="ce30"/>
          <table:table-cell table:style-name="ce58"/>
          <table:table-cell table:style-name="ce22"/>
          <table:table-cell table:style-name="ce33"/>
          <table:table-cell table:style-name="ce41" table:number-columns-repeated="3"/>
          <table:table-cell table:style-name="ce54" table:number-columns-repeated="5"/>
          <table:table-cell table:style-name="ce41" table:number-columns-repeated="10"/>
          <table:table-cell table:style-name="ce101" table:number-columns-repeated="5"/>
          <table:table-cell table:style-name="ce41" table:number-columns-repeated="10"/>
          <table:table-cell table:style-name="ce119" table:number-columns-repeated="5"/>
          <table:table-cell table:style-name="ce2" table:number-columns-repeated="21"/>
          <table:table-cell table:style-name="Default" table:number-columns-repeated="16315"/>
        </table:table-row>
        <table:table-row table:style-name="ro1">
          <table:table-cell table:style-name="ce2"/>
          <table:table-cell table:style-name="ce25"/>
          <table:table-cell table:style-name="ce35" table:number-columns-repeated="2"/>
          <table:table-cell table:style-name="ce49" table:number-columns-repeated="2"/>
          <table:table-cell table:style-name="ce30"/>
          <table:table-cell table:style-name="ce58"/>
          <table:table-cell table:style-name="ce22"/>
          <table:table-cell table:style-name="ce33"/>
          <table:table-cell table:style-name="ce41" table:number-columns-repeated="3"/>
          <table:table-cell table:style-name="ce54" table:number-columns-repeated="5"/>
          <table:table-cell table:style-name="ce85" table:number-columns-repeated="4"/>
          <table:table-cell table:style-name="ce41" table:number-columns-repeated="6"/>
          <table:table-cell table:style-name="ce101" table:number-columns-repeated="5"/>
          <table:table-cell table:style-name="ce41" table:number-columns-repeated="10"/>
          <table:table-cell table:style-name="ce119" table:number-columns-repeated="5"/>
          <table:table-cell table:style-name="ce2" table:number-columns-repeated="21"/>
          <table:table-cell table:style-name="Default" table:number-columns-repeated="16315"/>
        </table:table-row>
        <table:table-row table:style-name="ro1">
          <table:table-cell table:style-name="ce2"/>
          <table:table-cell table:style-name="ce25"/>
          <table:table-cell table:style-name="ce35" table:number-columns-repeated="2"/>
          <table:table-cell table:style-name="ce49" table:number-columns-repeated="2"/>
          <table:table-cell table:style-name="ce30"/>
          <table:table-cell table:style-name="ce64"/>
          <table:table-cell table:style-name="ce22"/>
          <table:table-cell table:style-name="ce33"/>
          <table:table-cell table:style-name="ce41" table:number-columns-repeated="3"/>
          <table:table-cell table:style-name="ce54" table:number-columns-repeated="5"/>
          <table:table-cell table:style-name="ce85" table:number-columns-repeated="4"/>
          <table:table-cell table:style-name="ce41" table:number-columns-repeated="6"/>
          <table:table-cell table:style-name="ce101" table:number-columns-repeated="5"/>
          <table:table-cell table:style-name="ce41" table:number-columns-repeated="10"/>
          <table:table-cell table:style-name="ce119" table:number-columns-repeated="5"/>
          <table:table-cell table:style-name="ce2" table:number-columns-repeated="21"/>
          <table:table-cell table:style-name="Default" table:number-columns-repeated="16315"/>
        </table:table-row>
        <table:table-row table:style-name="ro10" table:number-rows-repeated="1048535">
          <table:table-cell table:number-columns-repeated="69"/>
          <table:table-cell table:style-name="Default" table:number-columns-repeated="16315"/>
        </table:table-row>
        <table:table-row table:style-name="ro10">
          <table:table-cell table:number-columns-repeated="69"/>
          <table:table-cell table:style-name="Default" table:number-columns-repeated="16315"/>
        </table:table-row>
        <calcext:conditional-formats>
          <calcext:conditional-format calcext:target-range-address="'Wykres Gantta'.H12:'Wykres Gantta'.H25 'Wykres Gantta'.H27:'Wykres Gantta'.H27 'Wykres Gantta'.H29:'Wykres Gantta'.H4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Wykres Gantta'.H12:'Wykres Gantta'.H25 'Wykres Gantta'.H27:'Wykres Gantta'.H27 'Wykres Gantta'.H29:'Wykres Gantta'.H4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Wykres Gantta'.G26:'Wykres Gantta'.G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34P2" style:volatile="true">
      <number:text loext:blank-width-char="-"> </number:text>
      <number:fill-character> </number:fill-character>
      <number:text loext:blank-width-char="z2_ł4_-6">-  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38P2" style:volatile="true">
      <number:text loext:blank-width-char="-"> </number:text>
      <number:fill-character> </number:fill-character>
      <number:text loext:blank-width-char="-4">- zł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z1_ł3_-5">  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zł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">
      <number:day number:style="long"/>
      <number:text>.</number:text>
      <number:month number:style="long"/>
      <number:text>.</number:text>
      <number:year/>
    </number:date-style>
    <number:number-style style:name="N152">
      <number:text>$</number:text>
      <number:number number:decimal-places="2" number:min-decimal-places="2" number:min-integer-digits="1" number:grouping="true"/>
    </number:number-style>
    <number:date-style style:name="N153">
      <number:month/>
      <number:text>.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.00.0000</text:date>, <text:time style:data-style-name="N2" text:time-value="10:45:49.0774759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ykres_20_Gantta" style:display-name="PageStyle_Wykres Gant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15T11:01:27.572611000</dc:date>
    <meta:editing-duration>PT26M20S</meta:editing-duration>
    <meta:editing-cycles>2</meta:editing-cycles>
    <meta:generator>LibreOffice/25.8.5.2$Windows_X86_64 LibreOffice_project/9c8b85f387cc00a89945a79c9e6239f32e450ac2</meta:generator>
    <meta:document-statistic meta:table-count="1" meta:cell-count="154" meta:object-count="0"/>
  </office:meta>
</office:document-meta>
</file>